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ded" officeooo:paragraph-rsid="0004c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oratpry analysis of neighbourhoods in Baltic Sea area capitals</text:p>
      <text:p text:style-name="P1"/>
      <text:p text:style-name="P1">A report for Applied Data Science capstone course </text:p>
      <text:p text:style-name="P1"/>
      <text:p text:style-name="P1">Ville Viitaniemi</text:p>
      <text:p text:style-name="P1"/>
      <text:p text:style-name="P1">1. Introduction</text:p>
      <text:p text:style-name="P1"/>
      <text:p text:style-name="P1">2. Data</text:p>
      <text:p text:style-name="P1"><text:line-break/>3. Methodology</text:p>
      <text:p text:style-name="P1">4. Results</text:p>
      <text:p text:style-name="P1">5. Discussion</text:p>
      <text:p text:style-name="P1">6. Conclu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5:15:01.186000000</meta:creation-date>
    <dc:date>2019-09-13T15:21:06.589000000</dc:date>
    <meta:editing-duration>PT6M6S</meta:editing-duration>
    <meta:editing-cycles>1</meta:editing-cycles>
    <meta:document-statistic meta:table-count="0" meta:image-count="0" meta:object-count="0" meta:page-count="1" meta:paragraph-count="9" meta:word-count="31" meta:character-count="205" meta:non-whitespace-character-count="181"/>
    <meta:generator>LibreOffice/6.0.7.3$Windows_X86_64 LibreOffice_project/dc89aa7a9eabfd848af146d5086077aeed2ae4a5</meta:generator>
  </office:meta>
</office:document-meta>
</file>